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93cm" fo:min-width="2.55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355cm" fo:min-width="2.55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904cm" fo:min-width="2.37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713cm" fo:min-width="2.55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715cm" fo:min-width="2.73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251cm" fo:min-width="2.37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713cm" fo:min-width="2.82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164cm" fo:min-width="3.54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535cm" fo:min-width="2.285cm"/>
      <style:paragraph-properties style:writing-mode="lr-tb"/>
    </style:style>
    <style:style style:name="gr10" style:family="graphic" style:parent-style-name="objectwithoutfill">
      <style:graphic-properties draw:fill="solid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637cm" fo:min-width="1.65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fo:font-size="18pt" style:font-size-asian="14pt" style:font-size-complex="18pt"/>
    </style:style>
    <style:style style:name="P5" style:family="paragraph">
      <style:text-properties fo:font-size="7pt" style:font-size-asian="7pt" style:font-size-complex="7pt"/>
    </style:style>
    <style:style style:name="P6" style:family="paragraph">
      <loext:graphic-properties draw:fill="none" draw:fill-color="#ffffff"/>
      <style:text-properties fo:font-size="7pt" style:font-size-asian="7pt" style:font-size-complex="7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4.445cm" svg:x="1.127cm" svg:y="23.987cm">
          <text:p text:style-name="P1">Mathematical</text:p>
          <text:p text:style-name="P1">Phys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18cm" svg:height="4.443cm" svg:x="14.843cm" svg:y="14.591cm">
          <text:p text:style-name="P1">Geometry &amp;</text:p>
          <text:p text:style-name="P1">Topolog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318cm" svg:height="3.683cm" svg:x="16.367cm" svg:y="25.384cm">
          <text:p text:style-name="P1">Number</text:p>
          <text:p text:style-name="P1">The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064cm" svg:height="3.046cm" svg:x="10.017cm" svg:y="17.258cm">
          <text:p text:style-name="P1">Algeb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318cm" svg:height="4.189cm" svg:x="2.397cm" svg:y="18.78cm">
          <text:p text:style-name="P1">Mathematical</text:p>
          <text:p text:style-name="P1">Analys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572cm" svg:height="4.191cm" svg:x="0.873cm" svg:y="5.572cm">
          <text:p text:style-name="P1">Non-Linear</text:p>
          <text:p text:style-name="P1">System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064cm" svg:height="4.951cm" svg:x="4.556cm" svg:y="10.906cm">
          <text:p text:style-name="P1">Complexity</text:p>
          <text:p text:style-name="P1">Scie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699cm" svg:height="4.189cm" svg:x="15.859cm" svg:y="6.59cm">
          <text:p text:style-name="P1">Logic &amp;</text:p>
          <text:p text:style-name="P1">Combinatoric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5.715cm" svg:height="4.826cm" svg:x="4.175cm" svg:y="0.619cm">
          <text:p text:style-name="P1">Statistics &amp;</text:p>
          <text:p text:style-name="P1">Applied</text:p>
          <text:p text:style-name="P1">Probabi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3.937cm" svg:height="3.937cm" svg:x="14.97cm" svg:y="0.619cm">
          <text:p text:style-name="P2"><text:span text:style-name="T1">Mathematical</text:span></text:p>
          <text:p text:style-name="P2"><text:span text:style-name="T1">Aspects of</text:span></text:p>
          <text:p text:style-name="P2"><text:span text:style-name="T1">Operational</text:span></text:p>
          <text:p text:style-name="P2"><text:span text:style-name="T1">Resear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572cm" svg:height="4.191cm" svg:x="10.525cm" svg:y="8.493cm">
          <text:p text:style-name="P1">Numerical</text:p>
          <text:p text:style-name="P1">Analys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0.017cm" svg:y1="3.159cm" svg:x2="14.97cm" svg:y2="2.524cm">
          <text:p/>
        </draw:line>
        <draw:line draw:style-name="gr10" draw:text-style-name="P3" draw:layer="layout" svg:x1="1.635cm" svg:y1="9.182cm" svg:x2="1.762cm" svg:y2="24.622cm">
          <text:p/>
        </draw:line>
        <draw:line draw:style-name="gr10" draw:text-style-name="P3" draw:layer="layout" svg:x1="4.556cm" svg:y1="22.971cm" svg:x2="4.175cm" svg:y2="24.114cm">
          <text:p/>
        </draw:line>
        <draw:line draw:style-name="gr10" draw:text-style-name="P3" draw:layer="layout" svg:x1="5.064cm" svg:y1="27.416cm" svg:x2="16.24cm" svg:y2="27.67cm">
          <text:p/>
        </draw:line>
        <draw:line draw:style-name="gr10" draw:text-style-name="P3" draw:layer="layout" svg:x1="5.445cm" svg:y1="4.937cm" svg:x2="4.302cm" svg:y2="5.953cm">
          <text:p/>
        </draw:line>
        <draw:line draw:style-name="gr10" draw:text-style-name="P3" draw:layer="layout" svg:x1="9.636cm" svg:y1="4.302cm" svg:x2="16.24cm" svg:y2="7.604cm">
          <text:p/>
        </draw:line>
        <draw:line draw:style-name="gr10" draw:text-style-name="P3" draw:layer="layout" svg:x1="17.129cm" svg:y1="10.398cm" svg:x2="16.24cm" svg:y2="14.589cm">
          <text:p/>
        </draw:line>
        <draw:line draw:style-name="gr10" draw:text-style-name="P3" draw:layer="layout" svg:x1="18.399cm" svg:y1="25.384cm" svg:x2="16.875cm" svg:y2="19.034cm">
          <text:p/>
        </draw:line>
        <draw:line draw:style-name="gr10" draw:text-style-name="P3" draw:layer="layout" svg:x1="13.827cm" svg:y1="18.018cm" svg:x2="14.843cm" svg:y2="17.51cm">
          <text:p/>
        </draw:line>
        <draw:line draw:style-name="gr10" draw:text-style-name="P3" draw:layer="layout" svg:x1="12.811cm" svg:y1="20.05cm" svg:x2="17.002cm" svg:y2="25.892cm">
          <text:p/>
        </draw:line>
        <draw:line draw:style-name="gr10" draw:text-style-name="P3" draw:layer="layout" svg:x1="11.795cm" svg:y1="8.874cm" svg:x2="8.112cm" svg:y2="5.318cm">
          <text:p/>
        </draw:line>
        <draw:line draw:style-name="gr10" draw:text-style-name="P3" draw:layer="layout" svg:x1="20cm" svg:y1="10.144cm" svg:x2="20cm" svg:y2="26.019cm">
          <text:p/>
        </draw:line>
        <draw:line draw:style-name="gr10" draw:text-style-name="P3" draw:layer="layout" svg:x1="6.588cm" svg:y1="20.812cm" svg:x2="10.271cm" svg:y2="19.415cm">
          <text:p/>
        </draw:line>
        <draw:custom-shape draw:style-name="gr11" draw:text-style-name="P4" draw:layer="layout" svg:width="3.048cm" svg:height="2.667cm" svg:x="10.271cm" svg:y="13.573cm">
          <text:p text:style-name="P4"><text:span text:style-name="T1">Continuum</text:span></text:p>
          <text:p text:style-name="P4"><text:span text:style-name="T1">Mechan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2.557cm" svg:y1="12.811cm" svg:x2="12.303cm" svg:y2="13.7cm">
          <text:p/>
        </draw:line>
        <draw:line draw:style-name="gr10" draw:text-style-name="P3" draw:layer="layout" svg:x1="10.779cm" svg:y1="16.113cm" svg:x2="5.953cm" svg:y2="19.415cm">
          <text:p/>
        </draw:line>
        <draw:line draw:style-name="gr10" draw:text-style-name="P3" draw:layer="layout" svg:x1="16.24cm" svg:y1="18.907cm" svg:x2="5.445cm" svg:y2="26.273cm">
          <text:p/>
        </draw:line>
        <draw:line draw:style-name="gr10" draw:text-style-name="P3" draw:layer="layout" svg:x1="2.397cm" svg:y1="9.509cm" svg:x2="3.159cm" svg:y2="19.288cm">
          <text:p/>
        </draw:line>
        <draw:line draw:style-name="gr10" draw:text-style-name="P3" draw:layer="layout" svg:x1="5.318cm" svg:y1="7.985cm" svg:x2="10.779cm" svg:y2="9.763cm">
          <text:p/>
        </draw:line>
        <draw:line draw:style-name="gr10" draw:text-style-name="P3" draw:layer="layout" svg:x1="16.113cm" svg:y1="4.302cm" svg:x2="13.827cm" svg:y2="8.874cm">
          <text:p/>
        </draw:line>
        <draw:line draw:style-name="gr10" draw:text-style-name="P3" draw:layer="layout" svg:x1="6.388cm" svg:y1="22.109cm" svg:x2="16.548cm" svg:y2="26.554cm">
          <text:p/>
        </draw:line>
        <draw:line draw:style-name="gr10" draw:text-style-name="P3" draw:layer="layout" svg:x1="4.429cm" svg:y1="9.382cm" svg:x2="5.572cm" svg:y2="11.16cm">
          <text:p/>
        </draw:line>
        <draw:line draw:style-name="gr10" draw:text-style-name="P3" draw:layer="layout" svg:x1="8.62cm" svg:y1="12.811cm" svg:x2="10.525cm" svg:y2="11.287cm">
          <text:p/>
        </draw:line>
        <draw:line draw:style-name="gr10" draw:text-style-name="P3" draw:layer="layout" svg:x1="8.366cm" svg:y1="14.589cm" svg:x2="10.398cm" svg:y2="14.589cm">
          <text:p/>
        </draw:line>
        <draw:line draw:style-name="gr10" draw:text-style-name="P3" draw:layer="layout" svg:x1="5.826cm" svg:y1="15.732cm" svg:x2="5.064cm" svg:y2="18.78cm">
          <text:p/>
        </draw:line>
        <draw:line draw:style-name="gr10" draw:text-style-name="P3" draw:layer="layout" svg:x1="7.223cm" svg:y1="11.033cm" svg:x2="7.35cm" svg:y2="5.445cm">
          <text:p/>
        </draw:line>
        <draw:frame draw:style-name="gr12" draw:text-style-name="P6" draw:layer="layout" svg:width="9.779cm" svg:height="1.016cm" svg:x="7.731cm" svg:y="28.94cm">
          <draw:text-box>
            <text:p text:style-name="P5"><text:span text:style-name="T2">2021.07.05, <text:s/>derived from <text:s/></text:span><text:span text:style-name="T2">https://math.stackexchange.com/a/144222/600324</text:span></text:p>
            <text:p text:style-name="P5"><text:span text:style-name="T2">In turn from EPRS </text:span><text:span text:style-name="T2">https://epsrc.ukri.org/research/ourportfolio/themes/math</text:span><text:span text:style-name="T2">ematics/</text:span></text:p>
          </draw:text-box>
        </draw:frame>
        <draw:line draw:style-name="gr10" draw:text-style-name="P3" draw:layer="layout" svg:x1="5.191cm" svg:y1="8.62cm" svg:x2="10.906cm" svg:y2="13.827cm">
          <text:p/>
        </draw:line>
        <draw:line draw:style-name="gr10" draw:text-style-name="P3" draw:layer="layout" svg:x1="16.748cm" svg:y1="10.271cm" svg:x2="13.065cm" svg:y2="17.5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254cm" svg:stroke-color="#3465a4" draw:marker-start-width="0.584cm" draw:marker-start-center="false" draw:marker-end-width="0.584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16:50:27.626328251</meta:creation-date>
    <dc:date>2021-07-05T17:23:13.801158230</dc:date>
    <meta:editing-duration>PT4M8S</meta:editing-duration>
    <meta:editing-cycles>2</meta:editing-cycles>
    <meta:document-statistic meta:object-count="40"/>
    <meta:generator>LibreOffice/6.4.7.2$Linux_X86_64 LibreOffice_project/40$Build-2</meta:generator>
  </office:meta>
</office:document-meta>
</file>